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officeooo:rsid="00195a96" officeooo:paragraph-rsid="00195a96"/>
    </style:style>
    <style:style style:name="P2" style:family="paragraph" style:parent-style-name="Text_20_body">
      <style:text-properties officeooo:rsid="00195a96" officeooo:paragraph-rsid="001a7e24"/>
    </style:style>
    <style:style style:name="P3" style:family="paragraph" style:parent-style-name="Text_20_body">
      <style:text-properties officeooo:rsid="001a7e24" officeooo:paragraph-rsid="001a7e24"/>
    </style:style>
    <style:style style:name="P4" style:family="paragraph" style:parent-style-name="Standard" style:list-style-name="L1">
      <style:text-properties fo:font-weight="bold" officeooo:rsid="00195a96" officeooo:paragraph-rsid="00195a96" style:font-weight-asian="bold" style:font-weight-complex="bold"/>
    </style:style>
    <style:style style:name="T1" style:family="text">
      <style:text-properties officeooo:rsid="0013c048"/>
    </style:style>
    <style:style style:name="T2" style:family="text">
      <style:text-properties fo:font-weight="bold" style:font-weight-asian="bold" style:font-weight-complex="bold"/>
    </style:style>
    <style:style style:name="T3" style:family="text">
      <style:text-properties fo:font-weight="bold" officeooo:rsid="0013c048" style:font-weight-asian="bold" style:font-weight-complex="bold"/>
    </style:style>
    <style:style style:name="T4" style:family="text">
      <style:text-properties officeooo:rsid="001a7e24"/>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W</text:span><text:span text:style-name="T2">hat you've accomplished since your last scrum meeting :</text:span></text:p>
      <text:p text:style-name="P2">Implementing the authentication part of the login <text:span text:style-name="T4">functionality.</text:span> Learned how to use filter to implement the authorization part. <text:span text:style-name="T4">Add the logout functionality, and a class to store the data on the user when logout.</text:span></text:p>
      <text:p text:style-name="P1">Developing a basic form class to treat information coming from html form, like a basic framework class for every user input.</text:p>
      <text:p text:style-name="P2">Change the Database, especially the name of Order, coming into conflict with some JPA keyword, naming this table Command now.<text:line-break/><text:span text:style-name="T4">Adding </text:span>the authorization part, by creating two essential filter : the user filter and the admin filter. These filter won't be use, not until the basket module is finished.</text:p>
      <text:p text:style-name="P1"><text:span text:style-name="T3">W</text:span><text:span text:style-name="T2">hat you are planning to do tomorrow :</text:span></text:p>
      <text:p text:style-name="P3">Cleaning a bit the project. Fix the JPA entities.</text:p>
      <text:p text:style-name="P1"/>
      <text:list xml:id="list3195627362456670549" text:style-name="L1">
        <text:list-header>
          <text:p text:style-name="P4"><text:span text:style-name="T1">W</text:span>hat obstacles are impeding your progress :</text:p>
        </text:list-header>
      </text:list>
      <text:p text:style-name="P1">There is some problem with the way JPA handle the manyToMany relationship. Especially with how netbeans generate the entity class. We've been trying to change them by hand, but still not working.<text:line-break/>For now, we will use a fake database to develop the basket module while we are searching for a solution.</text:p>
      <text:p text:style-name="P1"/>
      <text:p text:style-name="P1"><text:tab/>- Charles Fallou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1T18:37:27.303293503</meta:creation-date>
    <dc:date>2014-01-21T21:08:18.745825404</dc:date>
    <meta:editing-duration>P0D</meta:editing-duration>
    <meta:editing-cycles>2</meta:editing-cycles>
    <meta:generator>LibreOffice/4.1.4.2$Linux_X86_64 LibreOffice_project/410$Build-2</meta:generator>
    <meta:document-statistic meta:table-count="0" meta:image-count="0" meta:object-count="0" meta:page-count="1" meta:paragraph-count="9" meta:word-count="192" meta:character-count="1139" meta:non-whitespace-character-count="955"/>
  </office:meta>
</office:document-meta>
</file>